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style:font-face style:name="Arial Black" svg:font-family="'Arial Black'"/>
    <style:font-face style:name="Arial Narrow" svg:font-family="'Arial Narrow'"/>
    <style:font-face style:name="Bitstream Vera Sans Mono" svg:font-family="'Bitstream Vera Sans Mono'"/>
    <style:font-face style:name="Courier New" svg:font-family="'Courier New'"/>
    <style:font-face style:name="DejaVu Sans Mono" svg:font-family="'DejaVu Sans Mono'"/>
    <style:font-face style:name="Helvetica" svg:font-family="Helvetica, arial, freesans, clean, sans-serif"/>
    <style:font-face style:name="Letter Gothic MT" svg:font-family="'Letter Gothic MT'"/>
    <style:font-face style:name="OpenSymbol" svg:font-family="OpenSymbol"/>
    <style:font-face style:name="Tahoma" svg:font-family="Tahoma"/>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Normal">
      <style:text-properties fo:language="fr" fo:country="FR" officeooo:rsid="0068efbc" officeooo:paragraph-rsid="0068efbc"/>
    </style:style>
    <style:style style:name="P2" style:family="paragraph" style:parent-style-name="Normal">
      <style:text-properties fo:language="fr" fo:country="FR" officeooo:rsid="00699f99" officeooo:paragraph-rsid="00699f99"/>
    </style:style>
    <style:style style:name="P3" style:family="paragraph" style:parent-style-name="Normal">
      <style:text-properties fo:language="fr" fo:country="FR" officeooo:rsid="0069eee3" officeooo:paragraph-rsid="0069eee3"/>
    </style:style>
    <style:style style:name="P4" style:family="paragraph" style:parent-style-name="Signature">
      <style:text-properties fo:language="fr" fo:country="FR"/>
    </style:style>
    <style:style style:name="P5" style:family="paragraph" style:parent-style-name="Heading_20_1">
      <style:text-properties fo:language="fr" fo:country="FR"/>
    </style:style>
    <style:style style:name="P6" style:family="paragraph" style:parent-style-name="Text_20_body">
      <style:text-properties officeooo:rsid="006ac981" officeooo:paragraph-rsid="006ac981"/>
    </style:style>
    <style:style style:name="P7" style:family="paragraph" style:parent-style-name="Text_20_body">
      <style:text-properties officeooo:rsid="006c0ca7" officeooo:paragraph-rsid="006c0ca7"/>
    </style:style>
    <style:style style:name="P8" style:family="paragraph" style:parent-style-name="chapeau">
      <style:text-properties fo:language="fr" fo:country="FR"/>
    </style:style>
    <style:style style:name="P9" style:family="paragraph" style:parent-style-name="chapeau">
      <style:text-properties fo:language="fr" fo:country="FR" officeooo:rsid="00687d81" officeooo:paragraph-rsid="00179f3d"/>
    </style:style>
    <style:style style:name="P10" style:family="paragraph" style:parent-style-name="Heading">
      <style:text-properties fo:language="fr" fo:country="FR" officeooo:rsid="00179f3d" officeooo:paragraph-rsid="00179f3d"/>
    </style:style>
    <style:style style:name="P11" style:family="paragraph" style:parent-style-name="code">
      <style:text-properties officeooo:paragraph-rsid="006ac981"/>
    </style:style>
    <style:style style:name="P12" style:family="paragraph" style:parent-style-name="code">
      <style:text-properties officeooo:rsid="006c0ca7" officeooo:paragraph-rsid="006c0ca7"/>
    </style:style>
    <style:style style:name="P13" style:family="paragraph" style:parent-style-name="Normal" style:list-style-name="L1">
      <style:text-properties officeooo:paragraph-rsid="00699f99"/>
    </style:style>
    <style:style style:name="P14" style:family="paragraph" style:parent-style-name="Normal" style:list-style-name="L1">
      <style:text-properties officeooo:rsid="00699f99" officeooo:paragraph-rsid="00699f99"/>
    </style:style>
    <style:style style:name="P15" style:family="paragraph" style:parent-style-name="code">
      <style:text-properties fo:language="fr" fo:country="FR" officeooo:rsid="006ac981" officeooo:paragraph-rsid="006ac981"/>
    </style:style>
    <style:style style:name="P16" style:family="paragraph" style:parent-style-name="code">
      <style:text-properties officeooo:rsid="006c0ca7" officeooo:paragraph-rsid="006c0ca7"/>
    </style:style>
    <style:style style:name="P17" style:family="paragraph" style:parent-style-name="code">
      <style:text-properties officeooo:rsid="006c0ca7" officeooo:paragraph-rsid="0070d614"/>
    </style:style>
    <style:style style:name="P18" style:family="paragraph" style:parent-style-name="code">
      <style:text-properties officeooo:paragraph-rsid="007259e7"/>
    </style:style>
    <style:style style:name="P19" style:family="paragraph" style:parent-style-name="Text_20_body">
      <style:text-properties fo:language="fr" fo:country="FR"/>
    </style:style>
    <style:style style:name="P20" style:family="paragraph" style:parent-style-name="Text_20_body">
      <style:text-properties fo:language="fr" fo:country="FR" officeooo:rsid="006ac981" officeooo:paragraph-rsid="006ac981"/>
    </style:style>
    <style:style style:name="P21" style:family="paragraph" style:parent-style-name="Text_20_body">
      <style:text-properties officeooo:rsid="006f8405" officeooo:paragraph-rsid="006f8405"/>
    </style:style>
    <style:style style:name="P22" style:family="paragraph" style:parent-style-name="Text_20_body" style:list-style-name="L2">
      <style:text-properties officeooo:rsid="0070d614" officeooo:paragraph-rsid="0070d614"/>
    </style:style>
    <style:style style:name="P23" style:family="paragraph" style:parent-style-name="Text_20_body">
      <style:text-properties officeooo:rsid="0070d614" officeooo:paragraph-rsid="0070d614"/>
    </style:style>
    <style:style style:name="P24" style:family="paragraph" style:parent-style-name="Text_20_body">
      <style:text-properties officeooo:rsid="0072540e" officeooo:paragraph-rsid="0072540e"/>
    </style:style>
    <style:style style:name="P25" style:family="paragraph" style:parent-style-name="Text_20_body">
      <style:text-properties officeooo:rsid="007259e7" officeooo:paragraph-rsid="007259e7"/>
    </style:style>
    <style:style style:name="P26" style:family="paragraph" style:parent-style-name="Text_20_body">
      <style:text-properties fo:font-style="normal" officeooo:rsid="007259e7" officeooo:paragraph-rsid="007259e7" style:font-style-asian="normal" style:font-style-complex="normal"/>
    </style:style>
    <style:style style:name="P27" style:family="paragraph" style:parent-style-name="Heading_20_3">
      <style:text-properties fo:language="fr" fo:country="FR"/>
    </style:style>
    <style:style style:name="P28" style:family="paragraph" style:parent-style-name="Heading_20_3">
      <style:text-properties officeooo:rsid="006f8405" officeooo:paragraph-rsid="006f8405"/>
    </style:style>
    <style:style style:name="P29" style:family="paragraph" style:parent-style-name="Heading_20_3">
      <style:text-properties officeooo:rsid="0070d614" officeooo:paragraph-rsid="0070d614"/>
    </style:style>
    <style:style style:name="P30" style:family="paragraph" style:parent-style-name="Heading_20_3" style:list-style-name="L2">
      <style:text-properties officeooo:paragraph-rsid="0070d614"/>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language="fr" fo:country="FR"/>
    </style:style>
    <style:style style:name="T4" style:family="text">
      <style:text-properties fo:language="fr" fo:country="FR" officeooo:rsid="00699f99"/>
    </style:style>
    <style:style style:name="T5" style:family="text">
      <style:text-properties fo:language="fr" fo:country="FR" officeooo:rsid="0069eee3"/>
    </style:style>
    <style:style style:name="T6" style:family="text">
      <style:text-properties fo:language="fr" fo:country="FR" officeooo:rsid="006ac981"/>
    </style:style>
    <style:style style:name="T7" style:family="text">
      <style:text-properties officeooo:rsid="004620f5"/>
    </style:style>
    <style:style style:name="T8" style:family="text">
      <style:text-properties officeooo:rsid="00687d81"/>
    </style:style>
    <style:style style:name="T9" style:family="text">
      <style:text-properties officeooo:rsid="00699f99"/>
    </style:style>
    <style:style style:name="T10" style:family="text">
      <style:text-properties officeooo:rsid="006c0ca7"/>
    </style:style>
    <style:style style:name="T11" style:family="text">
      <style:text-properties officeooo:rsid="006f8405"/>
    </style:style>
    <style:style style:name="T12" style:family="text">
      <style:text-properties officeooo:rsid="0070d614"/>
    </style:style>
    <style:style style:name="T13" style:family="text">
      <style:text-properties officeooo:rsid="0072540e"/>
    </style:style>
    <style:style style:name="T14" style:family="text">
      <style:text-properties officeooo:rsid="007259e7"/>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10"><text:tab/><text:span text:style-name="T8">Atteindre le Graal : écrire son propre langage de program</text:span>mation</text:p>
        <text:p text:style-name="P4">Guillaume Saupin, <text:span text:style-name="T7">Phd, </text:span><text:a xlink:type="simple" xlink:href="mailto:quillaume.saupin@gmail.com"><text:span text:style-name="T7">gu</text:span></text:a><text:a xlink:type="simple" xlink:href="mailto:quillaume.saupin@gmail.com">illaume.saupin@gmail.com</text:a></text:p>
        <text:p text:style-name="P4"/>
        <text:p text:style-name="P9">Il est des quêtes dont on revient forcément changé. Celle que je vous propose est la quête ultime, celle que doit mener tout programmeur pour pouvoir un jour, assèner avec force et sérénité cette vérité : j'ai créé mon propre langage de programmation !</text:p>
        <text:p text:style-name="P8"/>
        <text:p text:style-name="P5">1. V<text:span text:style-name="T8">ers l’inaccessible étoile !</text:span></text:p>
        <text:p text:style-name="P1">Le langage <text:span text:style-name="T9">L</text:span>isp, sans conteste le plus remarquable langage de programmation jamais mis au point, se distingue, entre autre, par sa capacité à <text:span text:style-name="T9">générer lui-même du code. Dans le même esprit, nous allons dans cet article, vous armez pour que vous deveniez un programmeur qui écrit des programmes qui permettent d'écrire des programme.</text:span></text:p>
        <text:p text:style-name="P2">Et tant qu'à faire, nous n'allons pas nous contenter d'un petit langage lointainement dérivé du Lisp : nous allons directement taper dans le lourd, et implémenter un dialecte du Lisp.</text:p>
        <text:p text:style-name="P2">Pour rendre la chose encore plus intéressante, et frapper un grand coup, nous allons essayer d'atteindre les objectifs suivant :</text:p>
        <text:list xml:id="list6774722727901321293" text:style-name="L1">
          <text:list-item>
            <text:p text:style-name="P13"><text:span text:style-name="T4">nous n'allons pas écrire notre Lisp dans un autre Lisp. Ce serait chose facile, et cela a déjà été fait, et même très bien fait, entre autre par Chrisian Quenneic, SICP, … </text:span><text:span text:style-name="T5">Le C++x11, avec son cortège de nouvelle fonctionnalités, est un excellent candidat.</text:span></text:p>
          </text:list-item>
          <text:list-item>
            <text:p text:style-name="P14"><text:span text:style-name="T3">nous allons tenter d'obtenir des performances dignes de ce nom, et comparable à celles de langages compilés. </text:span><text:span text:style-name="T5">Pour cela, halte au pusillanime, notre dialecte du Lisp <text:s/>n'aura rien à envier à son auguste géniteur, et devra pouvoir être aussi bien compilé qu'interprété.</text:span></text:p>
          </text:list-item>
          <text:list-item>
            <text:p text:style-name="P14"><text:span text:style-name="T3">Nous allons nous efforcer d'organiser notre code de manière particulièrement modulaire, de manière à pourvoir étendre facilement notre langage. </text:span><text:span text:style-name="T5">Pour cela, on organisera chaque extension de langage en autant de librairie dont le chargement sera dynamique.</text:span></text:p>
          </text:list-item>
        </text:list>
        <text:p text:style-name="P3">Ce menu étant particulièrement copieux, afin d'éviter toute indigestion, nous allons aborder des différents points dans deux, voire trois articles.</text:p>
        <text:p text:style-name="P3">Dans le premier, que vous tenez entre vos mains, nous aborderons la question de l'architecture du code et de sa modularité, puis nous écrirons la couche d'analyse syntaxique, pour conclure sur la partie interprétation.</text:p>
        <text:p text:style-name="P3">Le ou les articles suivants se pencheront sur la délicate question des performances, et montreront comment le projet LLVM <text:s/>peut venir à notre secours.</text:p>
        <text:p text:style-name="Heading_20_1"><text:span text:style-name="T3">2. </text:span><text:span text:style-name="T6">Lisp</text:span></text:p>
        <text:p text:style-name="P20">Mais avant toute chose, rappelons dans un premier temps ce qu'est un langage de la famille Lisp.</text:p>
        <text:p text:style-name="Heading_20_2"><text:span text:style-name="T3">2.1 </text:span><text:span text:style-name="T6">Syntaxe</text:span></text:p>
        <text:p text:style-name="P20">La syntaxe des dialectes du Lisp est simple et élégante. Un programme est un ensemble de S-expressions. Ces dernières sont définies récursivement comment étant soit un atome, soit une liste de S-expressions.</text:p>
        <text:p text:style-name="P20">Un atome, est un chaîne de caractères, qui peut entre autre identifier une fonction, un variable, une forme spéciale, …</text:p>
        <text:p text:style-name="P20"><text:soft-page-break/>Les listes sont pour leur par constituées d'atome ou de S-expressions entourée de deux parenthèses.</text:p>
        <text:p text:style-name="P15">(+ 1 2) ;;; retourne 2</text:p>
        <text:p text:style-name="P15">t ;;; retourne le booléen vrai</text:p>
        <text:p text:style-name="P15">(defun add (a b)</text:p>
        <text:p text:style-name="P15"><text:s text:c="3"/>(+ a b)) ;;; définit la fonction add ajoutant deux nombres</text:p>
        <text:p text:style-name="P11"><text:span text:style-name="T6">(add 6 3) ;;;</text:span><text:span text:style-name="T3"> <text:s/></text:span><text:span text:style-name="T6">retourne 9</text:span></text:p>
        <text:p text:style-name="P6"/>
        <text:p text:style-name="Heading_20_2">2.2 Sémantique</text:p>
        <text:p text:style-name="P6">La sémantique est elle aussi simple : le premier élément d'une liste est une fonction ou une macro, et les S-expression suivantes sont ses arguments.</text:p>
        <text:p text:style-name="P7">Dans le cas d'un appel de fonction, les arguments sont évalués avant que la fonction ne leur soit appliquée. L'ordre d'évaluation des arguments peut varier d'un implémentation à une autre.</text:p>
        <text:p text:style-name="P7">Dans le cas d'une macro, les arguments ne sont pas évalués, mais remplac<text:span text:style-name="T11">és</text:span> tels quels dans le code au moment de l'expansion de la macro.</text:p>
        <text:p text:style-name="Heading_20_2">2.3 Particularités du Lisp</text:p>
        <text:p text:style-name="P21">Revenons un instant sur quelques spécificités qui font la force du lisp. </text:p>
        <text:p text:style-name="Heading_20_3">Macro<text:span text:style-name="T10">s</text:span></text:p>
        <text:p text:style-name="P21">La première, à laquelle on fait souvent référence à travers l'expression <text:span text:style-name="T1">code as data</text:span><text:span text:style-name="T2">, est la capacité du Lisp à traiter son propre code comme une donnée. C'est à dire qu'il est possible de créer des fonctions qui vont pendre en entrée du code, et qui en sortie généreront du code.</text:span></text:p>
        <text:p text:style-name="P21"><text:span text:style-name="T2">Ce type de fonctions bien particulière est nommée </text:span><text:span text:style-name="T1">macro. </text:span><text:span text:style-name="T2">Ce mécanisme peut rappeler les macros que l'on trouve en C/C++, mais sous une forme beaucoup plus puissante. On peut aussi les rapprocher des templates C++, mais là encore, ces derniers n'offre qu'un mécanisme de génération de code peu souple et verbeux en comparaison des macros Lisp.</text:span></text:p>
        <text:p text:style-name="P21"><text:span text:style-name="T2"/></text:p>
        <text:p text:style-name="P12">(defmacro add (a b)</text:p>
        <text:p text:style-name="code"><text:s text:c="3"/><text:span text:style-name="T10">`(+ ,a ,b))</text:span></text:p>
        <text:p text:style-name="P12">(add 4 5) ;;; remplacé par (+ 4 5) lors de l'expansion de la macro</text:p>
        <text:p text:style-name="P17">(add <text:span text:style-name="T12">(+ 3 4)</text:span> <text:span text:style-name="T12">(- 3 4)</text:span>) ;;; remplacé par (+ <text:span text:style-name="T12">(+ 3 4)</text:span> <text:span text:style-name="T12">(- 3 4)</text:span>) lors de l'expansion de la macro</text:p>
        <text:p text:style-name="P29">Une macro se définit à l'aide de la forme spéciale defmacro, dont :</text:p>
        <text:list xml:id="list4651362736382985329" text:style-name="L2">
          <text:list-item>
            <text:p text:style-name="P30"><text:span text:style-name="T12">le premier argument est le nom de la macro </text:span></text:p>
          </text:list-item>
          <text:list-item>
            <text:p text:style-name="P22">Le second est une liste d'argument pour cette macro. Ces arguments se seront pas évalués lors de l'expansion de la macro. Ils seront au contraire recopié tels quels dans le corps de la macro</text:p>
          </text:list-item>
          <text:list-item>
            <text:p text:style-name="P22">Le troisième et dernier argument est une S-expression contenant le corps de la macro. C<text:span text:style-name="T13">'</text:span>es<text:span text:style-name="T13">t</text:span> cette S-expression qui sera expansée, c'est à dire que toute les expressions commençant par un backquote ` seront retournées sans le backquote, en replaçant toutes les <text:span text:style-name="T13">S-</text:span>expressions précédées d'une virgule , par l<text:span text:style-name="T13">a</text:span> valeur <text:span text:style-name="T13">de leur évaluation</text:span>.</text:p>
          </text:list-item>
        </text:list>
        <text:p text:style-name="P23">Ainsi, dans <text:span text:style-name="T13">l’exemple</text:span> ci-dessus, la macro add prend deux paramètres, et retourne après expansion ces deux paramètres non évalués.</text:p>
        <text:p text:style-name="Heading_20_3"><text:soft-page-break/>Let Over Lambda</text:p>
        <text:p text:style-name="P24">Autre singularité du Lisp, le <text:span text:style-name="T1">let over lambda</text:span><text:span text:style-name="T2">, aussi connu sous le nom de </text:span><text:span text:style-name="T1">closure</text:span><text:span text:style-name="T2">, soit en bon français </text:span><text:span text:style-name="T1">une</text:span><text:span text:style-name="T2"> </text:span><text:span text:style-name="T1">fermeture.</text:span></text:p>
        <text:p text:style-name="P26">L'idée de la fermeture est de capturé une variable, classiquement lors de la création d'une fonction, et de la conserver à l’intérieur de la fonction. </text:p>
        <text:p text:style-name="code">(let ((counter 0))</text:p>
        <text:p text:style-name="code"><text:s text:c="2"/>(defun inc-counter ()</text:p>
        <text:p text:style-name="code"><text:s text:c="4"/>(incf counter))</text:p>
        <text:p text:style-name="code"><text:s text:c="2"/>(defun dec-counter ()</text:p>
        <text:p text:style-name="P18"><text:s text:c="4"/>(decf counter)</text:p>
        <text:p text:style-name="code">(defun <text:span text:style-name="T14">get</text:span>-counter ()</text:p>
        <text:p text:style-name="code"><text:s text:c="4"/>counter))</text:p>
        <text:p text:style-name="code">(inc-counter) ;;; <text:span text:style-name="T14">counter passe de 0 à 1</text:span></text:p>
        <text:p text:style-name="P18">(inc-counter) ;;; <text:span text:style-name="T14">counter passe de 11à 2</text:span></text:p>
        <text:p text:style-name="P18">(<text:span text:style-name="T14">dec-</text:span>counter) ;;; <text:span text:style-name="T14">counter passe de 2 à 1</text:span></text:p>
        <text:p text:style-name="P18">(<text:span text:style-name="T14">get</text:span>-counter) ;;; <text:span text:style-name="T14">retourne 1</text:span></text:p>
        <text:p text:style-name="P25">Ainsi, dans l'exemple si dessus, la variable <text:span text:style-name="T1">counter</text:span> est capturée, et les deux fonction définie ensuite lui font ensuite référence.</text:p>
        <text:p text:style-name="P27">Variables dynamiques</text:p>
        <text:p text:style-name="P19"/>
        <text:p text:style-name="P28">Compilation au runtime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al" svg:font-family="Arial"/>
    <style:font-face style:name="Arial Black" svg:font-family="'Arial Black'"/>
    <style:font-face style:name="Arial Narrow" svg:font-family="'Arial Narrow'"/>
    <style:font-face style:name="Bitstream Vera Sans Mono" svg:font-family="'Bitstream Vera Sans Mono'"/>
    <style:font-face style:name="Courier New" svg:font-family="'Courier New'"/>
    <style:font-face style:name="DejaVu Sans Mono" svg:font-family="'DejaVu Sans Mono'"/>
    <style:font-face style:name="Helvetica" svg:font-family="Helvetica, arial, freesans, clean, sans-serif"/>
    <style:font-face style:name="Letter Gothic MT" svg:font-family="'Letter Gothic MT'"/>
    <style:font-face style:name="OpenSymbol" svg:font-family="OpenSymbol"/>
    <style:font-face style:name="Tahoma" svg:font-family="Tahoma"/>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Liberation Serif" fo:font-size="12pt" fo:language="fr" fo:country="FR"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0.4925in" style:writing-mode="page"/>
      <style:text-properties fo:color="#000000" style:font-name="Liberation Serif" fo:font-size="12pt" fo:language="fr" fo:country="FR"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code" style:family="paragraph" style:parent-style-name="Normal" style:next-style-name="Normal">
      <style:paragraph-properties fo:margin-top="0in" fo:margin-bottom="0in" style:contextual-spacing="false" fo:background-color="#ffffcc">
        <style:background-image/>
      </style:paragraph-properties>
      <style:text-properties style:font-name="Letter Gothic MT" fo:font-family="'Letter Gothic MT'" fo:font-size="9pt" fo:font-weight="bold" fo:background-color="#ffffcc"/>
    </style:style>
    <style:style style:name="console" style:family="paragraph" style:parent-style-name="Normal" style:next-style-name="Normal">
      <style:paragraph-properties fo:background-color="#000000">
        <style:background-image/>
      </style:paragraph-properties>
      <style:text-properties fo:color="#23ff23" fo:background-color="#000000"/>
    </style:style>
    <style:style style:name="Text_20_body" style:display-name="Text body" style:family="paragraph" style:parent-style-name="Normal" style:class="text">
      <style:paragraph-properties fo:margin-top="0in" fo:margin-bottom="0.0835in" style:contextual-spacing="false"/>
    </style:style>
    <style:style style:name="Normal" style:family="paragraph"/>
    <style:style style:name="note" style:family="paragraph" style:parent-style-name="Normal" style:next-style-name="Normal">
      <style:text-properties fo:font-size="8pt"/>
    </style:style>
    <style:style style:name="pragma" style:family="paragraph" style:parent-style-name="Normal" style:next-style-name="Normal">
      <style:paragraph-properties fo:background-color="#ff0000">
        <style:background-image/>
      </style:paragraph-properties>
      <style:text-properties fo:font-style="italic" fo:background-color="#ff0000"/>
    </style:style>
    <style:style style:name="legende" style:family="paragraph" style:parent-style-name="Normal" style:next-style-name="Normal">
      <style:text-properties style:font-name="Arial Narrow" fo:font-family="'Arial Narrow'" fo:font-style="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ext_20_body" style:class="extra">
      <style:paragraph-properties fo:text-align="center" style:justify-single-word="false"/>
      <style:text-properties fo:font-weight="bold"/>
    </style:style>
    <style:style style:name="Signature" style:family="paragraph" style:parent-style-name="Normal" style:class="text">
      <style:paragraph-properties fo:text-align="end" style:justify-single-word="false"/>
      <style:text-properties style:font-name="Arial" fo:font-family="Arial" fo:font-size="8pt" fo:font-weight="bold"/>
    </style:style>
    <style:style style:name="Heading" style:family="paragraph" style:parent-style-name="Normal" style:next-style-name="Text_20_body" style:class="text">
      <style:paragraph-properties fo:margin-top="0.1665in" fo:margin-bottom="0.1965in" style:contextual-spacing="false" fo:keep-with-next="always"/>
      <style:text-properties style:font-name="Arial Black" fo:font-family="'Arial Black'" fo:font-size="24pt" fo:font-weight="bold"/>
    </style:style>
    <style:style style:name="Heading_20_4" style:display-name="Heading 4" style:family="paragraph" style:parent-style-name="Heading" style:next-style-name="Text_20_body" style:class="text">
      <style:text-properties style:font-name="Tahoma" fo:font-family="Tahoma" fo:font-size="10pt" fo:font-weight="bold"/>
    </style:style>
    <style:style style:name="ireponse" style:family="paragraph">
      <style:paragraph-properties fo:margin-top="0.0783in" fo:margin-bottom="0.0783in" style:contextual-spacing="false"/>
      <style:text-properties fo:color="#008080"/>
    </style:style>
    <style:style style:name="Heading_20_1" style:display-name="Heading 1" style:family="paragraph" style:parent-style-name="Heading" style:next-style-name="Text_20_body" style:class="text">
      <style:text-properties style:font-name="Tahoma" fo:font-family="Tahoma" fo:font-size="16pt" fo:font-weight="normal"/>
    </style:style>
    <style:style style:name="Heading_20_2" style:display-name="Heading 2" style:family="paragraph" style:parent-style-name="Heading" style:next-style-name="Text_20_body" style:class="text">
      <style:text-properties style:font-name="Tahoma" fo:font-family="Tahoma" fo:font-size="14pt" fo:font-weight="normal"/>
    </style:style>
    <style:style style:name="Heading_20_3" style:display-name="Heading 3" style:family="paragraph" style:parent-style-name="Heading" style:next-style-name="Text_20_body" style:class="text">
      <style:text-properties style:font-name="Tahoma" fo:font-family="Tahoma" fo:font-size="12pt" fo:font-weight="normal"/>
    </style:style>
    <style:style style:name="chapeau" style:family="paragraph" style:parent-style-name="Normal" style:next-style-name="Normal">
      <style:text-properties style:font-name="Arial Black" fo:font-family="'Arial Black'" fo:font-size="11pt" fo:font-style="italic" fo:font-weight="bold"/>
    </style:style>
    <style:style style:name="Caption" style:family="paragraph" style:parent-style-name="Normal" style:class="extra">
      <style:paragraph-properties fo:margin-top="0.0835in" fo:margin-bottom="0.0835in" style:contextual-spacing="false"/>
      <style:text-properties fo:font-size="10pt" fo:font-style="italic"/>
    </style:style>
    <style:style style:name="iquestion" style:family="paragraph">
      <style:paragraph-properties fo:margin-top="0.0783in" fo:margin-bottom="0.0783in" style:contextual-spacing="false"/>
      <style:text-properties fo:color="#800000"/>
    </style:style>
    <style:style style:name="Preformatted_20_Text" style:display-name="Preformatted Text" style:family="paragraph" style:parent-style-name="Normal" style:class="html">
      <style:paragraph-properties fo:margin-top="0in" fo:margin-bottom="0in" style:contextual-spacing="false"/>
      <style:text-properties style:font-name="Courier New" fo:font-family="'Courier New'" fo:font-size="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exposant_5f_text_5f_text_5f_text" style:display-name="exposant_text_text_text" style:family="text">
      <style:text-properties style:text-position="33% 58%"/>
    </style:style>
    <style:style style:name="menu_5f_text_5f_text_5f_text" style:display-name="menu_text_text_text" style:family="text">
      <style:text-properties style:font-name="Arial" fo:font-family="Arial" fo:font-size="9pt" fo:font-style="italic" fo:font-weight="bold"/>
    </style:style>
    <style:style style:name="indice_5f_text_5f_text_5f_text" style:display-name="indice_text_text_text" style:family="text">
      <style:text-properties style:text-position="-33% 58%"/>
    </style:style>
    <style:style style:name="Emphasis_5f_text_5f_text_5f_text" style:display-name="Emphasis_text_text_text" style:family="text">
      <style:text-properties fo:font-style="italic"/>
    </style:style>
    <style:style style:name="code_5f_em_5f_text_5f_text_5f_text" style:display-name="code_em_text_text_text" style:family="text">
      <style:text-properties fo:color="#ff0000" style:font-name="Letter Gothic MT" fo:font-family="'Letter Gothic MT'" fo:font-size="9pt" fo:font-weight="bold"/>
    </style:style>
    <style:style style:name="Bullet_20_Symbols_5f_text_5f_text_5f_text" style:display-name="Bullet Symbols_text_text_text" style:family="text">
      <style:text-properties style:font-name="OpenSymbol" fo:font-family="OpenSymbol"/>
    </style:style>
    <style:style style:name="url_5f_text_5f_text_5f_text" style:display-name="url_text_text_text" style:family="text">
      <style:text-properties style:font-name="Arial" fo:font-family="Arial" fo:font-size="10pt" fo:font-weight="bold"/>
    </style:style>
    <style:style style:name="gras_5f_text_5f_text_5f_text" style:display-name="gras_text_text_text" style:family="text">
      <style:text-properties fo:font-weight="bold"/>
    </style:style>
    <style:style style:name="Internet_20_link_5f_text_5f_text_5f_text" style:display-name="Internet link_text_text_text" style:family="text">
      <style:text-properties fo:color="#000080" style:text-underline-style="solid" style:text-underline-width="auto" style:text-underline-color="font-color"/>
    </style:style>
    <style:style style:name="italic_5f_text_5f_text_5f_text" style:display-name="italic_text_text_text" style:family="text">
      <style:text-properties fo:font-style="italic"/>
    </style:style>
    <style:style style:name="code_5f_par_5f_text_5f_text_5f_text" style:display-name="code_par_text_text_text" style:family="text">
      <style:text-properties style:font-name="Bitstream Vera Sans Mono" fo:font-family="'Bitstream Vera Sans Mono'" fo:font-size="9pt" fo:font-weight="bold"/>
    </style:style>
    <style:style style:name="Source_20_Text_5f_text_5f_text_5f_text" style:display-name="Source Text_text_text_text" style:family="text">
      <style:text-properties style:font-name="DejaVu Sans Mono" fo:font-family="'DejaVu Sans Mono'"/>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_64 LibreOffice_project/420m0$Build-3</meta:generator>
    <dc:title>Diamond_editions</dc:title>
    <meta:initial-creator>kayhman </meta:initial-creator>
    <meta:creation-date>2010-11-11T14:03:17</meta:creation-date>
    <dc:date>2014-06-18T23:05:18.486649343</dc:date>
    <dc:language>fr-FR</dc:language>
    <meta:editing-duration>P12DT1H29M21S</meta:editing-duration>
    <meta:editing-cycles>124</meta:editing-cycles>
    <meta:document-statistic meta:table-count="0" meta:image-count="0" meta:object-count="0" meta:page-count="3" meta:paragraph-count="59" meta:word-count="990" meta:character-count="5935" meta:non-whitespace-character-count="4981"/>
  </office:meta>
</office:document-meta>
</file>